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7">
      <style:graphic-properties draw:fill-color="#ffffff" draw:auto-grow-height="true" fo:min-height="13.231cm"/>
    </style:style>
    <style:style style:name="pr3" style:family="presentation" style:parent-style-name="lyt-cool-notes" style:list-style-name="L8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at motivates a FOSS developer?</text:p>
          </draw:text-box>
        </draw:frame>
        <draw:frame presentation:style-name="pr2" draw:text-style-name="P1" draw:layer="layout" svg:width="23.912cm" svg:height="13.231cm" svg:x="2.058cm" svg:y="5.838cm" presentation:class="subtitle" presentation:user-transformed="true">
          <draw:text-box>
            <text:p text:style-name="P1">COMP8440: FOSSD</text:p>
            <text:p text:style-name="P1">Lecture 9</text:p>
            <text:p text:style-name="P1"/>
          </draw:text-box>
        </draw:frame>
        <draw:frame draw:style-name="gr1" draw:text-style-name="P2" draw:layer="layout" svg:width="3.103cm" svg:height="1.092cm" svg:x="1.398cm" svg:y="19.4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Does motivation matter?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What is the aim?</text:p>
                <text:list>
                  <text:list-item>
                    <text:list>
                      <text:list-item>
                        <text:p text:style-name="P1">Motivating someone to start the project</text:p>
                      </text:list-item>
                      <text:list-item>
                        <text:p text:style-name="P1">Attracting good developers to the project</text:p>
                      </text:list-item>
                      <text:list-item>
                        <text:p text:style-name="P1">Getting the most out of those developers</text:p>
                      </text:list-item>
                      <text:list-item>
                        <text:p text:style-name="P1">Encouraging good development practices</text:p>
                      </text:list-item>
                    </text:list>
                  </text:list-item>
                </text:list>
              </text:list-item>
              <text:list-item>
                <text:p text:style-name="P1">Is it the same as for proprietary software?</text:p>
                <text:list>
                  <text:list-item>
                    <text:list>
                      <text:list-item>
                        <text:p text:style-name="P1">Many common elements</text:p>
                      </text:list-item>
                      <text:list-item>
                        <text:p text:style-name="P1">Often no employer/employee relationship</text:p>
                        <text:list>
                          <text:list-item>
                            <text:list>
                              <text:list-item>
                                <text:p text:style-name="P1">That can be good or bad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Scratching an itch</text:p>
          </draw:text-box>
        </draw:frame>
        <draw:frame draw:style-name="gr3" draw:text-style-name="P1" draw:layer="layout" svg:width="22.5cm" svg:height="2.384cm" svg:x="3.5cm" svg:y="11.5cm">
          <draw:text-box>
            <text:p text:style-name="P1"><text:span text:style-name="T1">Every good work of software starts by scratching a developer's personal itch</text:span></text:p>
            <text:p text:style-name="P1"><text:span text:style-name="T1"/></text:p>
            <text:p text:style-name="P1"><text:span text:style-name="T2">Eric Raymond, The Cathedral and the Bazaar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Opportunity to hack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FOSS as a career starter</text:p>
                <text:list>
                  <text:list-item>
                    <text:list>
                      <text:list-item>
                        <text:p text:style-name="P1">How can a inexperienced developer get experience?</text:p>
                      </text:list-item>
                      <text:list-item>
                        <text:p text:style-name="P1">Proprietary software isn't available to be studied</text:p>
                      </text:list-item>
                      <text:list-item>
                        <text:p text:style-name="P1">FOSS software is available, covers all areas of computing</text:p>
                      </text:list-item>
                      <text:list-item>
                        <text:p text:style-name="P1">No need to move and can be studied part time</text:p>
                      </text:list-item>
                    </text:list>
                  </text:list-item>
                </text:list>
              </text:list-item>
              <text:list-item>
                <text:p text:style-name="P1">Programming can be addictive</text:p>
                <text:list>
                  <text:list-item>
                    <text:list>
                      <text:list-item>
                        <text:p text:style-name="P1">Good developers tend to enjoy programming</text:p>
                      </text:list-item>
                      <text:list-item>
                        <text:p text:style-name="P1">The task becomes its own reward</text:p>
                      </text:list-item>
                    </text:list>
                  </text:list-item>
                </text:list>
              </text:list-item>
              <text:list-item>
                <text:p text:style-name="P1">Highly visible</text:p>
                <text:list>
                  <text:list-item>
                    <text:list>
                      <text:list-item>
                        <text:p text:style-name="P1">Some FOSS projects are highly visible</text:p>
                      </text:list-item>
                      <text:list-item>
                        <text:p text:style-name="P1">A good programmer can quickly gain recogni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Ego-boo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Peer recognition</text:p>
                <text:list>
                  <text:list-item>
                    <text:list>
                      <text:list-item>
                        <text:p text:style-name="P1">'ego-boo' refers to the ego boosting from peer recognition</text:p>
                      </text:list-item>
                      <text:list-item>
                        <text:p text:style-name="P1">Leads to the strong cultural emphasis on giving fair credit and recognition</text:p>
                      </text:list-item>
                      <text:list-item>
                        <text:p text:style-name="P1">Often completely lacking in proprietary software</text:p>
                      </text:list-item>
                    </text:list>
                  </text:list-item>
                </text:list>
              </text:list-item>
              <text:list-item>
                <text:p text:style-name="P1">Contrast with self-recognition</text:p>
                <text:list>
                  <text:list-item>
                    <text:list>
                      <text:list-item>
                        <text:p text:style-name="P1">FOSS has a strong tradition of self-deprecation</text:p>
                      </text:list-item>
                      <text:list-item>
                        <text:p text:style-name="P1">Promotion of FOSS tends to come from users, not developer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24.5cm" svg:height="0.962cm" svg:x="2cm" svg:y="17cm">
          <draw:text-box>
            <text:p text:style-name="P1"><text:span text:style-name="T2">How can FOSS projects maximise ego-boo to rewards to motivate developers?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 presentation:user-transformed="true">
          <draw:text-box>
            <text:p text:style-name="P1">Constructve Procrastination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Procrastinating students</text:p>
                <text:list>
                  <text:list-item>
                    <text:list>
                      <text:list-item>
                        <text:p text:style-name="P1">All students tend to procrastinate</text:p>
                      </text:list-item>
                      <text:list-item>
                        <text:p text:style-name="P1">Students who are good programmers tend to practice 'constructive procrastination'</text:p>
                      </text:list-item>
                      <text:list-item>
                        <text:p text:style-name="P1">Often work on FOSS projects to avoid study</text:p>
                        <text:list>
                          <text:list-item>
                            <text:list>
                              <text:list-item>
                                <text:p text:style-name="P1">Sometimes the FOSS project then becomes their career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Examples</text:p>
                <text:list>
                  <text:list-item>
                    <text:list>
                      <text:list-item>
                        <text:p text:style-name="P1">Samba: developed by procrastinating student at ANU</text:p>
                      </text:list-item>
                      <text:list-item>
                        <text:p text:style-name="P1">Linux kernel: developed by a student in Helsink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ompany Supported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A new trend</text:p>
                <text:list>
                  <text:list-item>
                    <text:list>
                      <text:list-item>
                        <text:p text:style-name="P1">Company supported developers now make up a very large part of larger FOSS projects</text:p>
                      </text:list-item>
                      <text:list-item>
                        <text:p text:style-name="P1">Trend started in late 1990s as part of dot-com boom</text:p>
                      </text:list-item>
                      <text:list-item>
                        <text:p text:style-name="P1">Lots of developers at large IT firms (eg. HP, IBM, Sun etc)</text:p>
                      </text:list-item>
                    </text:list>
                  </text:list-item>
                </text:list>
              </text:list-item>
              <text:list-item>
                <text:p text:style-name="P1">Who is hired?</text:p>
                <text:list>
                  <text:list-item>
                    <text:list>
                      <text:list-item>
                        <text:p text:style-name="P1">Strong preference for developers with proven record</text:p>
                      </text:list-item>
                      <text:list-item>
                        <text:p text:style-name="P1">Most start on FOSS as a hobby</text:p>
                      </text:list-item>
                    </text:list>
                  </text:list-item>
                </text:list>
              </text:list-item>
              <text:list-item>
                <text:p text:style-name="P1">Internal reassignment?</text:p>
                <text:list>
                  <text:list-item>
                    <text:list>
                      <text:list-item>
                        <text:p text:style-name="P1">Need to be careful not to bring proprietary development practices with the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World Domination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Beating someone else</text:p>
                <text:list>
                  <text:list-item>
                    <text:list>
                      <text:list-item>
                        <text:p text:style-name="P1">Some developers are motivated by beating the incumbent</text:p>
                      </text:list-item>
                      <text:list-item>
                        <text:p text:style-name="P1">Microsoft is commonly cited as the target to beat</text:p>
                      </text:list-item>
                    </text:list>
                  </text:list-item>
                </text:list>
              </text:list-item>
              <text:list-item>
                <text:p text:style-name="P1">World domination</text:p>
                <text:list>
                  <text:list-item>
                    <text:list>
                      <text:list-item>
                        <text:p text:style-name="P1">A common theme in FOSS humour</text:p>
                      </text:list-item>
                      <text:list-item>
                        <text:p text:style-name="P1">Mostly in jest, but some elements of trut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Immediate Reward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Speed of 'reward' is important for FOSS</text:p>
                <text:list>
                  <text:list-item>
                    <text:list>
                      <text:list-item>
                        <text:p text:style-name="P1">The 'reward' may be seeing something work</text:p>
                      </text:list-item>
                      <text:list-item>
                        <text:p text:style-name="P1">Or may be getting patches accepted</text:p>
                      </text:list-item>
                    </text:list>
                  </text:list-item>
                </text:list>
              </text:list-item>
              <text:list-item>
                <text:p text:style-name="P1">Faster release cycles</text:p>
                <text:list>
                  <text:list-item>
                    <text:list>
                      <text:list-item>
                        <text:p text:style-name="P1">FOSS often has a fast release cycle</text:p>
                        <text:list>
                          <text:list-item>
                            <text:list>
                              <text:list-item>
                                <text:p text:style-name="P1">A public SCM means you don't need to wait for a release</text:p>
                              </text:list-item>
                              <text:list-item>
                                <text:p text:style-name="P1">Even with a SCM, releases still provide for a strong periodic push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Important for new projects</text:p>
                <text:list>
                  <text:list-item>
                    <text:list>
                      <text:list-item>
                        <text:p text:style-name="P1">More developers are attracted when they can get immediate positive feedback</text:p>
                      </text:list-item>
                      <text:list-item>
                        <text:p text:style-name="P1">Usual rule is not to announce a project till you have runnable c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t-shirt contest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Small rewards, big results</text:p>
                <text:list>
                  <text:list-item>
                    <text:list>
                      <text:list-item>
                        <text:p text:style-name="P1">Package a technical challenge</text:p>
                      </text:list-item>
                      <text:list-item>
                        <text:p text:style-name="P1">Offer a small reward (eg. a t-shirt)</text:p>
                      </text:list-item>
                      <text:list-item>
                        <text:p text:style-name="P1">Surprising number of entries!</text:p>
                      </text:list-item>
                    </text:list>
                  </text:list-item>
                </text:list>
              </text:list-item>
              <text:list-item>
                <text:p text:style-name="P1">Examples</text:p>
                <text:list>
                  <text:list-item>
                    <text:list>
                      <text:list-item>
                        <text:p text:style-name="P1">Samba crypto challenges</text:p>
                      </text:list-item>
                      <text:list-item>
                        <text:p text:style-name="P1">security challenges</text:p>
                      </text:list-item>
                      <text:list-item>
                        <text:p text:style-name="P1">bug-bounties</text:p>
                      </text:list-item>
                    </text:list>
                  </text:list-item>
                </text:list>
              </text:list-item>
              <text:list-item>
                <text:p text:style-name="P1">Key factors</text:p>
                <text:list>
                  <text:list-item>
                    <text:list>
                      <text:list-item>
                        <text:p text:style-name="P1">well defined problem</text:p>
                      </text:list-item>
                      <text:list-item>
                        <text:p text:style-name="P1">interesting technical challenge</text:p>
                      </text:list-item>
                      <text:list-item>
                        <text:p text:style-name="P1">some publicity for the winn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1$Build-9399</meta:generator>
    <meta:initial-creator>Andrew Tridgell</meta:initial-creator>
    <meta:creation-date>2009-03-07T14:24:48</meta:creation-date>
    <dc:creator>Michael Carden</dc:creator>
    <dc:date>2009-05-18T15:57:03</dc:date>
    <meta:editing-cycles>191</meta:editing-cycles>
    <meta:editing-duration>PT171H49M34S</meta:editing-duration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